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DC7508C442B6886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a0a11" style:font-weight-asian="normal" style:font-weight-complex="normal"/>
    </style:style>
    <style:style style:name="P4" style:family="paragraph" style:parent-style-name="Text_20_body">
      <style:text-properties fo:font-weight="normal" officeooo:paragraph-rsid="008d470d" style:font-weight-asian="normal" style:font-weight-complex="normal"/>
    </style:style>
    <style:style style:name="P5" style:family="paragraph" style:parent-style-name="Text_20_body">
      <style:text-properties fo:font-weight="normal" officeooo:paragraph-rsid="008eddde" style:font-weight-asian="normal" style:font-weight-complex="normal"/>
    </style:style>
    <style:style style:name="P6" style:family="paragraph" style:parent-style-name="Text_20_body">
      <style:text-properties fo:font-weight="normal" officeooo:rsid="008eddde" officeooo:paragraph-rsid="008eddde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66" officeooo:rsid="008a0a11" officeooo:paragraph-rsid="008a0a11"/>
    </style:style>
    <style:style style:name="P8" style:family="paragraph" style:parent-style-name="Table_20_Contents">
      <style:paragraph-properties fo:text-align="start" style:justify-single-word="false"/>
      <style:text-properties fo:color="#333366" officeooo:rsid="008a0a11" officeooo:paragraph-rsid="008eddde"/>
    </style:style>
    <style:style style:name="P9" style:family="paragraph" style:parent-style-name="Text_20_body">
      <style:paragraph-properties fo:padding="0cm" fo:border="none"/>
      <style:text-properties style:font-name="Ubuntu Mono" fo:font-size="10pt" officeooo:paragraph-rsid="008b495e" style:font-size-asian="10pt" style:font-size-complex="10pt"/>
    </style:style>
    <style:style style:name="P10" style:family="paragraph" style:parent-style-name="Text_20_body">
      <style:paragraph-properties fo:padding="0cm" fo:border="none"/>
      <style:text-properties style:font-name="Ubuntu Mono" fo:font-size="10pt" officeooo:paragraph-rsid="008b6d8a" style:font-size-asian="10pt" style:font-size-complex="10pt"/>
    </style:style>
    <style:style style:name="P11" style:family="paragraph" style:parent-style-name="Text_20_body">
      <style:paragraph-properties fo:padding="0cm" fo:border="none"/>
      <style:text-properties style:font-name="Ubuntu Mono" fo:font-size="10pt" officeooo:paragraph-rsid="008d470d" style:font-size-asian="10pt" style:font-size-complex="10pt"/>
    </style:style>
    <style:style style:name="P12" style:family="paragraph" style:parent-style-name="Text_20_body">
      <style:paragraph-properties fo:padding="0cm" fo:border="none"/>
      <style:text-properties style:font-name="Ubuntu Mono" fo:font-size="10pt" fo:font-weight="bold" officeooo:rsid="008b495e" officeooo:paragraph-rsid="008b495e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b495e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d470d" style:font-size-asian="10pt" style:font-weight-asian="normal" style:font-size-complex="10pt" style:font-weight-complex="normal"/>
    </style:style>
    <style:style style:name="P1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7" style:family="paragraph" style:parent-style-name="Text_20_body" style:master-page-name="Standard">
      <style:paragraph-properties style:page-number="auto"/>
      <style:text-properties fo:font-weight="normal" style:font-weight-asian="normal" style:font-weight-complex="normal"/>
    </style:style>
    <style:style style:name="P18" style:family="paragraph" style:parent-style-name="Text_20_body">
      <style:text-properties fo:font-weight="normal" officeooo:rsid="008eddde" officeooo:paragraph-rsid="00950ffc" style:font-weight-asian="normal" style:font-weight-complex="normal"/>
    </style:style>
    <style:style style:name="P19" style:family="paragraph" style:parent-style-name="Text_20_body">
      <style:text-properties fo:font-weight="normal" officeooo:paragraph-rsid="008a0a11" style:font-weight-asian="normal" style:font-weight-complex="normal"/>
    </style:style>
    <style:style style:name="P20" style:family="paragraph" style:parent-style-name="Text_20_body">
      <style:text-properties fo:font-weight="normal" officeooo:paragraph-rsid="00954806" style:font-weight-asian="normal" style:font-weight-complex="normal"/>
    </style:style>
    <style:style style:name="P21" style:family="paragraph" style:parent-style-name="Text_20_body">
      <style:text-properties style:font-name="Arial1" fo:font-weight="normal" officeooo:rsid="001c1e14" officeooo:paragraph-rsid="008eddde" style:font-weight-asian="normal" style:font-weight-complex="normal"/>
    </style:style>
    <style:style style:name="P22" style:family="paragraph" style:parent-style-name="Text_20_body">
      <style:text-properties style:font-name="Arial1" fo:font-weight="normal" officeooo:rsid="00950ffc" officeooo:paragraph-rsid="00950ffc" style:font-weight-asian="normal" style:font-weight-complex="normal"/>
    </style:style>
    <style:style style:name="P23" style:family="paragraph" style:parent-style-name="Text_20_body">
      <style:text-properties style:font-name="Arial1" fo:font-weight="normal" officeooo:rsid="008eddde" officeooo:paragraph-rsid="00950ffc" style:font-weight-asian="normal" style:font-weight-complex="normal"/>
    </style:style>
    <style:style style:name="P24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952548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333366" officeooo:rsid="008a0a11" officeooo:paragraph-rsid="00950ffc"/>
    </style:style>
    <style:style style:name="P26" style:family="paragraph" style:parent-style-name="Table_20_Contents">
      <style:paragraph-properties fo:text-align="start" style:justify-single-word="false"/>
      <style:text-properties fo:color="#333366" officeooo:rsid="008a0a11" officeooo:paragraph-rsid="00954806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1">
      <style:paragraph-properties fo:text-align="center" style:justify-single-word="false"/>
      <style:text-properties officeooo:rsid="008b495e" officeooo:paragraph-rsid="008b495e"/>
    </style:style>
    <style:style style:name="P29" style:family="paragraph" style:parent-style-name="Heading_20_1">
      <style:paragraph-properties fo:text-align="center" style:justify-single-word="false"/>
      <style:text-properties officeooo:rsid="008b495e" officeooo:paragraph-rsid="0090a6e7"/>
    </style:style>
    <style:style style:name="P30" style:family="paragraph" style:parent-style-name="Heading_20_1">
      <style:paragraph-properties fo:text-align="start" style:justify-single-word="false"/>
      <style:text-properties officeooo:paragraph-rsid="0091ecb8"/>
    </style:style>
    <style:style style:name="P31" style:family="paragraph" style:parent-style-name="Heading_20_2" style:master-page-name="Landscape">
      <style:paragraph-properties style:page-number="auto"/>
      <style:text-properties style:use-window-font-color="true" style:font-name="Arial" fo:font-size="12pt" fo:font-weight="bold" officeooo:rsid="0091ecb8" style:font-size-asian="12pt" style:font-weight-asian="bold" style:font-size-complex="12pt" style:font-weight-complex="bold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95d12d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73d64f"/>
    </style:style>
    <style:style style:name="T10" style:family="text">
      <style:text-properties fo:font-weight="normal" officeooo:rsid="008b495e" style:font-weight-asian="normal" style:font-weight-complex="normal"/>
    </style:style>
    <style:style style:name="T11" style:family="text">
      <style:text-properties fo:font-weight="normal" officeooo:rsid="008b6d8a" style:font-weight-asian="normal" style:font-weight-complex="normal"/>
    </style:style>
    <style:style style:name="T12" style:family="text">
      <style:text-properties fo:font-weight="normal" officeooo:rsid="008d470d" style:font-weight-asian="normal" style:font-weight-complex="normal"/>
    </style:style>
    <style:style style:name="T13" style:family="text">
      <style:text-properties style:use-window-font-color="true" style:font-name="Arial" fo:font-size="12pt" fo:font-weight="normal" officeooo:rsid="006feec1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Arial" fo:font-size="12pt" fo:font-weight="bold" officeooo:rsid="006feec1" style:font-size-asian="12pt" style:font-weight-asian="bold" style:font-size-complex="12pt" style:font-weight-complex="bold"/>
    </style:style>
    <style:style style:name="T15" style:family="text">
      <style:text-properties officeooo:rsid="008b495e"/>
    </style:style>
    <style:style style:name="T16" style:family="text">
      <style:text-properties officeooo:rsid="008d470d"/>
    </style:style>
    <style:style style:name="T17" style:family="text">
      <style:text-properties officeooo:rsid="008eddde"/>
    </style:style>
    <style:style style:name="T18" style:family="text">
      <style:text-properties officeooo:rsid="00952548"/>
    </style:style>
    <style:style style:name="T19" style:family="text">
      <style:text-properties officeooo:rsid="0095480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1"><text:span text:style-name="T8">UT</text:span><text:span text:style-name="T9">6</text:span><text:span text:style-name="T8">. Actividad </text:span><text:span text:style-name="T15">8</text:span></text:p>
      <text:h text:style-name="P27" text:outline-level="1"/>
      <text:h text:style-name="P27" text:outline-level="1"/>
      <text:h text:style-name="P27" text:outline-level="1"/>
      <text:h text:style-name="P28" text:outline-level="1">Capa de transporte</text:h>
      <text:h text:style-name="P27" text:outline-level="1">netstat</text:h>
      <text:h text:style-name="P29" text:outline-level="1">Consolidación</text:h>
      <text:h text:style-name="P31" text:outline-level="2">Actividad </text:h>
      <text:h text:style-name="P30" text:outline-level="1"><text:span text:style-name="T13">Si el resultado de ejecutar el comando </text:span><text:span text:style-name="T14">netstat</text:span><text:span text:style-name="T13"> en un </text:span><text:span text:style-name="Strong_20_Emphasis"><text:span text:style-name="T14">equipo remoto</text:span></text:span><text:span text:style-name="T14"> de mi red local</text:span><text:span text:style-name="T13"> es el siguiente:</text:span></text:h>
      <text:p text:style-name="P12">Conexiones activas de Internet (servidores y establecidos) </text:p>
      <text:p text:style-name="P12">Proto <text:s/>Recib Enviad Dirección local <text:s text:c="8"/>Dirección remota <text:s text:c="6"/>Estado <text:s text:c="6"/>PID/Program name </text:p>
      <text:p text:style-name="P13">tcp <text:s text:c="7"/>0 <text:s text:c="5"/>0 *:ssh <text:s text:c="18"/>*:* <text:s text:c="20"/>ESCUCHAR <text:s text:c="3"/>1267/sshd <text:s text:c="6"/></text:p>
      <text:p text:style-name="P13">tcp <text:s text:c="7"/>0 <text:s text:c="5"/>0 localhost:ipp <text:s text:c="10"/>*:* <text:s text:c="20"/>ESCUCHAR <text:s text:c="3"/>620/cupsd <text:s text:c="6"/></text:p>
      <text:p text:style-name="P24">tcp <text:s text:c="7"/>0 <text:s text:c="5"/>0 localhost:microsoft-ds <text:s/>*:* <text:s text:c="20"/>ESCUCHAR <text:s text:c="3"/>739/smbd <text:s text:c="7"/></text:p>
      <text:p text:style-name="P24">tcp <text:s text:c="7"/>0 <text:s text:c="5"/>0 localhost:netbios-ssn <text:s text:c="2"/>*:* <text:s text:c="20"/>ESCUCHAR <text:s text:c="3"/>739/smbd <text:s text:c="7"/></text:p>
      <text:p text:style-name="P13">tcp <text:s text:c="7"/>0 <text:s text:c="5"/>0 *:http <text:s text:c="17"/>*:* <text:s text:c="20"/>ESCUCHAR <text:s text:c="3"/>1367/nginx <text:s text:c="5"/></text:p>
      <text:p text:style-name="P13">tcp <text:s text:c="7"/>0 <text:s text:c="5"/>0 a1-pc00:domain <text:s text:c="9"/>*:* <text:s text:c="20"/>ESCUCHAR <text:s text:c="3"/>2482/dnsmasq <text:s text:c="6"/></text:p>
      <text:p text:style-name="P13">tcp <text:s text:c="7"/>0 <text:s text:c="5"/>0 a1-pc00:37902 <text:s text:c="10"/>68.232.35.121:https <text:s text:c="4"/>ESTABLECIDO 4992/firefox <text:s text:c="6"/></text:p>
      <text:p text:style-name="P13">tcp <text:s text:c="7"/>0 <text:s text:c="5"/>0 a1-pc00:39288 <text:s text:c="10"/>93.184.220.29:http <text:s text:c="5"/>ESTABLECIDO 4992/firefox <text:s text:c="3"/></text:p>
      <text:p text:style-name="P9"><text:span text:style-name="T10">tcp <text:s text:c="7"/>0 <text:s text:c="5"/>0 a1-pc00:http <text:s text:c="11"/></text:span><text:span text:style-name="T11">172.16.200.1</text:span><text:span text:style-name="T10">:33325 <text:s text:c="5"/>ESTABLECIDO 1371/nginx: worker <text:s text:c="6"/></text:span></text:p>
      <text:p text:style-name="P9"><text:span text:style-name="T10">tcp <text:s text:c="7"/>0 <text:s text:c="5"/>0 a1-pc00:39657 <text:s text:c="10"/></text:span><text:span text:style-name="T11">www.rediris.es</text:span><text:span text:style-name="T10">:https <text:s text:c="3"/>TIME_WAIT <text:s text:c="2"/>- <text:s text:c="17"/></text:span></text:p>
      <text:p text:style-name="P13">tcp <text:s text:c="7"/>0 <text:s text:c="5"/>0 a1-pc00:36698 <text:s text:c="10"/>190.93.246.58:https <text:s text:c="4"/>ESTABLECIDO 4992/firefox <text:s text:c="3"/></text:p>
      <text:p text:style-name="P13">tcp <text:s text:c="7"/>0 <text:s text:c="5"/>0 a1-pc00:43517 <text:s text:c="10"/>176.34.131.23:https <text:s text:c="4"/>ESTABLECIDO 4992/firefox <text:s text:c="3"/></text:p>
      <text:p text:style-name="P13">tcp <text:s text:c="7"/>0 <text:s text:c="5"/>0 a1-pc00:ssh <text:s text:c="12"/>80.35.22.1:50847 <text:s text:c="7"/>ESTABLECIDO 19433/sshd: usuario <text:s text:c="3"/></text:p>
      <text:p text:style-name="P10"><text:span text:style-name="T10">tcp <text:s text:c="7"/>0 <text:s text:c="5"/>0 a1-pc00:50847 <text:s text:c="10"/></text:span><text:span text:style-name="T11">172.16.55.58</text:span><text:span text:style-name="T10">:ssh <text:s text:c="7"/>ESTABLECIDO 19432/ssh <text:s text:c="9"/></text:span></text:p>
      <text:p text:style-name="P14">tcp <text:s text:c="7"/>0 <text:s text:c="5"/>0 a1-pc00:46406 <text:s text:c="10"/>stackoverflow.com:https ESTABLECIDO 4992/firefox <text:s text:c="2"/></text:p>
      <text:p text:style-name="P13">tcp6 <text:s text:c="6"/>0 <text:s text:c="5"/>0 [::]:ssh <text:s text:c="15"/>[::]:* <text:s text:c="17"/>ESCUCHAR <text:s text:c="3"/>1267/sshd <text:s text:c="6"/></text:p>
      <text:p text:style-name="P13">tcp6 <text:s text:c="6"/>0 <text:s text:c="5"/>0 ip6-localhost:ipp <text:s text:c="6"/>[::]:* <text:s text:c="17"/>ESCUCHAR <text:s text:c="3"/>620/cupsd <text:s text:c="13"/></text:p>
      <text:p text:style-name="P11"><text:span text:style-name="T12">tcp6 <text:s text:c="6"/>0 <text:s text:c="5"/>0 201::e23f:49ff:f:34248 <text:s/>2001::a10b:http <text:tab/> <text:s text:c="3"/>ESTABLECIDO 9275/firefox</text:span><text:span text:style-name="T10"> </text:span></text:p>
      <text:p text:style-name="P13">udp <text:s text:c="7"/>0 <text:s text:c="5"/>0 a1-pc00:domain <text:s text:c="9"/>*:* <text:s text:c="32"/>2482/dnsmasq <text:s text:c="3"/></text:p>
      <text:p text:style-name="P13">udp <text:s text:c="7"/>0 <text:s text:c="5"/>0 *:bootpc <text:s text:c="15"/>*:* <text:s text:c="32"/>1848/dhclient <text:s text:c="4"/></text:p>
      <text:p text:style-name="P13">udp <text:s text:c="7"/>0 <text:s text:c="5"/>0 localhost:ntp <text:s text:c="10"/>*:* <text:s text:c="32"/>1128/ntpd <text:s text:c="6"/></text:p>
      <text:p text:style-name="P13">udp <text:s text:c="7"/>0 <text:s text:c="5"/>0 *:ntp <text:s text:c="18"/>*:* <text:s text:c="32"/>1128/ntpd <text:s text:c="6"/></text:p>
      <text:p text:style-name="P17">1) ¿Con que opciones se ejecutó netstat para obtener dicho result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/>
          </table:table-cell>
        </table:table-row>
      </table:table>
      <text:p text:style-name="P2"/>
      <text:p text:style-name="P3">2) ¿<text:span text:style-name="T16">Cómo se llama el software que ejecuta el servidor web en el equipo remoto</text:span>? <text:span text:style-name="T16">Inserta la línea o líneas de las que obtuviste la información</text:span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p text:style-name="P3"/>
      <text:p text:style-name="P4">3) ¿Hay algún equipo accediendo <text:span text:style-name="T19">por IPv4 </text:span>a algún servicio del equipo remoto?. En caso de que la respuesta sea afirmativa ¿A que servicio está accediendo? <text:span text:style-name="T16">Inserta la línea o líneas de las que obtuviste la información</text:span>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/>
          </table:table-cell>
        </table:table-row>
      </table:table>
      <text:p text:style-name="P3"/>
      <text:p text:style-name="P20">4) <text:span text:style-name="T17">¿Está el equipo remoto accediendo por IPv4 a servicios externos? ¿A cuáles? Inserta la línea o líneas de las que obtuviste la información </text:span><text:s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6"/>
          </table:table-cell>
        </table:table-row>
      </table:table>
      <text:p text:style-name="P20"/>
      <text:p text:style-name="P5"><text:span text:style-name="T19">5</text:span>) <text:span text:style-name="T17">¿Está el equipo remoto accediendo por IPv6 a servicios externos? ¿A cuáles? Inserta la línea o líneas de las que obtuviste la información </text:span><text:s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3"/>
      <text:p text:style-name="P18"><text:span text:style-name="T19">6</text:span>) ¿Está el equipo remoto a punto de cerrar una conexión?¿Con qué URL?Inserta la línea o líneas de las que obtuviste la información <text:s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8"/>
          </table:table-cell>
        </table:table-row>
      </table:table>
      <text:p text:style-name="P6"/>
      <text:p text:style-name="P6"><text:span text:style-name="T19">7</text:span>) ¿Se puede acceder al servicio de impresión cupsd del equipo remoto desde otro equipo de la red? ¿Por qué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8"/>
          </table:table-cell>
        </table:table-row>
      </table:table>
      <text:p text:style-name="P6"/>
      <text:p text:style-name="P6"><text:span text:style-name="T19">8</text:span>) ¿Se puede acceder al servicio <text:s/>dnsmasq del equipo remoto desde otro equipo de la red? ¿Por qué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8"/>
          </table:table-cell>
        </table:table-row>
      </table:table>
      <text:p text:style-name="P21"/>
      <text:p text:style-name="P22"><text:span text:style-name="T19">9</text:span>) ¿A qué servicios del equipo remoto se pueden acceder equipos de la red?¿Por qué puerto escuchan?<text:span text:style-name="T18">¿Qué protocolo de la capa de transporte utilizan?¿Qué software ejecuta el servicio?Inserta la línea o líneas de las que obtuviste la información <text:s/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5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5d12d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9</text:span><text:span text:style-name="MT4">. </text:span><text:span text:style-name="MT5">Capa de transporte. </text:span><text:span text:style-name="MT3">Netstat. </text:span><text:span text:style-name="MT5">Consolidación</text:span><text:span text:style-name="MT6"><text:tab/></text:span><text:span text:style-name="MT6"><draw:frame draw:style-name="Mfr1" draw:name="gráficos7" text:anchor-type="as-char" svg:width="2.335cm" svg:height="0.818cm" draw:z-index="1"><draw:image xlink:href="Pictures/10000201000001930000008DDC7508C442B6886D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29T09:52:20.110083480</dc:date>
    <meta:editing-duration>PT18H20M31S</meta:editing-duration>
    <meta:editing-cycles>108</meta:editing-cycles>
    <meta:generator>LibreOffice/5.1.2.2$Linux_X86_64 LibreOffice_project/10m0$Build-2</meta:generator>
    <meta:document-statistic meta:table-count="9" meta:image-count="1" meta:object-count="0" meta:page-count="3" meta:paragraph-count="41" meta:word-count="427" meta:character-count="3824" meta:non-whitespace-character-count="2416"/>
  </office:meta>
</office:document-meta>
</file>